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SCAN-L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.644" calcext:value-type="float">
            <text:p>-6.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.9919" calcext:value-type="float">
            <text:p>-6.9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.0785" calcext:value-type="float">
            <text:p>-7.0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.1374" calcext:value-type="float">
            <text:p>-7.1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.1787" calcext:value-type="float">
            <text:p>-7.1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.196" calcext:value-type="float">
            <text:p>-7.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.2824" calcext:value-type="float">
            <text:p>-7.2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.2226" calcext:value-type="float">
            <text:p>-7.2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.2664" calcext:value-type="float">
            <text:p>-7.2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.2265" calcext:value-type="float">
            <text:p>-7.22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.2196" calcext:value-type="float">
            <text:p>-7.2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.2474" calcext:value-type="float">
            <text:p>-7.2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495" calcext:value-type="float">
            <text:p>-7.24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.254" calcext:value-type="float">
            <text:p>-7.2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248" calcext:value-type="float">
            <text:p>-7.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2:48:22.876037393</meta:creation-date>
    <meta:generator>LibreOffice/6.0.7.3$Linux_X86_64 LibreOffice_project/00m0$Build-3</meta:generator>
    <dc:date>2020-12-11T13:00:20.825946154</dc:date>
    <meta:editing-duration>PT1M19S</meta:editing-duration>
    <meta:editing-cycles>1</meta:editing-cycles>
    <meta:document-statistic meta:table-count="1" meta:cell-count="32" meta:object-count="0"/>
  </office:meta>
</office:document-meta>
</file>